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haring a Projec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4, 2021 (01:02:3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haring a Projec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04T17:02:45Z</meta:creation-date>
    <dc:date>2021-10-04T17:02:45Z</dc:date>
    <meta:user-defined meta:name="date" meta:value-type="string">October   4, 2021 (01:02:3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